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officeooo:rsid="001a5a2e" officeooo:paragraph-rsid="000829b2" style:font-size-asian="16pt" style:font-size-complex="16pt"/>
    </style:style>
    <style:style style:name="P2" style:family="paragraph" style:parent-style-name="Standard">
      <style:text-properties fo:font-size="13pt" officeooo:rsid="001a5a2e" officeooo:paragraph-rsid="000829b2" style:font-size-asian="13pt" style:font-size-complex="13pt"/>
    </style:style>
    <style:style style:name="P3" style:family="paragraph" style:parent-style-name="Standard">
      <style:paragraph-properties fo:text-align="center" style:justify-single-word="false"/>
      <style:text-properties fo:font-size="13pt" officeooo:rsid="001a5a2e" officeooo:paragraph-rsid="000829b2" style:font-size-asian="11.3500003814697pt" style:font-size-complex="13pt"/>
    </style:style>
    <style:style style:name="P4" style:family="paragraph" style:parent-style-name="Standard">
      <style:text-properties officeooo:rsid="001a5a2e" officeooo:paragraph-rsid="000829b2"/>
    </style:style>
    <style:style style:name="P5" style:family="paragraph" style:parent-style-name="Standard">
      <style:paragraph-properties fo:text-align="center" style:justify-single-word="false"/>
      <style:text-properties fo:font-size="26pt" officeooo:rsid="001a5a2e" officeooo:paragraph-rsid="000829b2" style:font-size-asian="26pt" style:font-size-complex="26pt"/>
    </style:style>
    <style:style style:name="P6" style:family="paragraph" style:parent-style-name="Standard">
      <style:paragraph-properties fo:text-align="start" style:justify-single-word="false"/>
      <style:text-properties fo:font-size="12pt" style:text-underline-style="none" officeooo:rsid="000829b2" officeooo:paragraph-rsid="000829b2" style:font-size-asian="12pt" style:font-size-complex="12pt"/>
    </style:style>
    <style:style style:name="P7" style:family="paragraph" style:parent-style-name="Standard">
      <style:paragraph-properties fo:text-align="start" style:justify-single-word="false"/>
      <style:text-properties fo:font-size="12pt" style:text-underline-style="none" officeooo:rsid="000829b2" officeooo:paragraph-rsid="00093cc9" style:font-size-asian="12pt" style:font-size-complex="12pt"/>
    </style:style>
    <style:style style:name="P8" style:family="paragraph" style:parent-style-name="Standard">
      <style:paragraph-properties fo:text-align="start" style:justify-single-word="false"/>
      <style:text-properties fo:font-size="12pt" style:text-underline-style="none" officeooo:rsid="00093cc9" officeooo:paragraph-rsid="00093cc9" style:font-size-asian="12pt" style:font-size-complex="12pt"/>
    </style:style>
    <style:style style:name="P9" style:family="paragraph" style:parent-style-name="Standard">
      <style:paragraph-properties fo:text-align="start" style:justify-single-word="false"/>
      <style:text-properties fo:font-size="12pt" style:text-underline-style="none" officeooo:rsid="000829b2" officeooo:paragraph-rsid="000b2b26" style:font-size-asian="12pt" style:font-size-complex="12pt"/>
    </style:style>
    <style:style style:name="P10" style:family="paragraph" style:parent-style-name="Standard">
      <style:paragraph-properties fo:text-align="start" style:justify-single-word="false"/>
      <style:text-properties fo:font-size="12pt" style:text-underline-style="none" officeooo:rsid="000829b2" officeooo:paragraph-rsid="000829b2" style:font-size-asian="12pt" style:font-size-complex="12pt"/>
    </style:style>
    <style:style style:name="P11" style:family="paragraph" style:parent-style-name="Standard">
      <style:paragraph-properties fo:text-align="start" style:justify-single-word="false"/>
      <style:text-properties fo:font-size="12pt" style:text-underline-style="none" officeooo:rsid="000b2b26" officeooo:paragraph-rsid="000b2b26" style:font-size-asian="12pt" style:font-size-complex="12pt"/>
    </style:style>
    <style:style style:name="P12" style:family="paragraph" style:parent-style-name="Standard">
      <style:paragraph-properties fo:text-align="start" style:justify-single-word="false"/>
      <style:text-properties fo:font-size="12pt" style:text-underline-style="none" officeooo:rsid="000b2b26" officeooo:paragraph-rsid="00150743" style:font-size-asian="12pt" style:font-size-complex="12pt"/>
    </style:style>
    <style:style style:name="P13" style:family="paragraph" style:parent-style-name="Standard">
      <style:paragraph-properties fo:text-align="start" style:justify-single-word="false"/>
      <style:text-properties fo:font-size="12pt" style:text-underline-style="none" officeooo:rsid="000b65d8" officeooo:paragraph-rsid="000b65d8" style:font-size-asian="12pt" style:font-size-complex="12pt"/>
    </style:style>
    <style:style style:name="P14" style:family="paragraph" style:parent-style-name="Standard">
      <style:paragraph-properties fo:text-align="start" style:justify-single-word="false"/>
      <style:text-properties fo:font-size="12pt" style:text-underline-style="none" officeooo:rsid="000bfdb4" officeooo:paragraph-rsid="000bfdb4" style:font-size-asian="12pt" style:font-size-complex="12pt"/>
    </style:style>
    <style:style style:name="P15" style:family="paragraph" style:parent-style-name="Standard">
      <style:paragraph-properties fo:text-align="start" style:justify-single-word="false"/>
      <style:text-properties fo:font-size="12pt" style:text-underline-style="none" officeooo:rsid="000bfdb4" officeooo:paragraph-rsid="00150743" style:font-size-asian="12pt" style:font-size-complex="12pt"/>
    </style:style>
    <style:style style:name="P16" style:family="paragraph" style:parent-style-name="Standard">
      <style:paragraph-properties fo:text-align="start" style:justify-single-word="false"/>
      <style:text-properties fo:font-size="12pt" style:text-underline-style="none" officeooo:rsid="000c2337" officeooo:paragraph-rsid="000c2337" style:font-size-asian="12pt" style:font-size-complex="12pt"/>
    </style:style>
    <style:style style:name="P17" style:family="paragraph" style:parent-style-name="Standard">
      <style:paragraph-properties fo:text-align="start" style:justify-single-word="false"/>
      <style:text-properties fo:font-size="12pt" style:text-underline-style="none" officeooo:rsid="000c2337" officeooo:paragraph-rsid="00150743" style:font-size-asian="12pt" style:font-size-complex="12pt"/>
    </style:style>
    <style:style style:name="P18" style:family="paragraph" style:parent-style-name="Standard">
      <style:paragraph-properties fo:text-align="start" style:justify-single-word="false"/>
      <style:text-properties fo:font-size="12pt" style:text-underline-style="none" officeooo:rsid="000e7f77" officeooo:paragraph-rsid="000e7f77" style:font-size-asian="12pt" style:font-size-complex="12pt"/>
    </style:style>
    <style:style style:name="P19" style:family="paragraph" style:parent-style-name="Standard">
      <style:paragraph-properties fo:text-align="start" style:justify-single-word="false"/>
      <style:text-properties fo:font-size="12pt" style:text-underline-style="none" officeooo:rsid="00123062" officeooo:paragraph-rsid="00123062" style:font-size-asian="12pt" style:font-size-complex="12pt"/>
    </style:style>
    <style:style style:name="P20" style:family="paragraph" style:parent-style-name="Standard">
      <style:paragraph-properties fo:text-align="start" style:justify-single-word="false"/>
      <style:text-properties fo:font-size="12pt" style:text-underline-style="none" officeooo:rsid="00123062" officeooo:paragraph-rsid="00150743" style:font-size-asian="12pt" style:font-size-complex="12pt"/>
    </style:style>
    <style:style style:name="P21" style:family="paragraph" style:parent-style-name="Standard">
      <style:paragraph-properties fo:text-align="start" style:justify-single-word="false"/>
      <style:text-properties fo:font-size="12pt" style:text-underline-style="none" officeooo:rsid="00150743" officeooo:paragraph-rsid="00150743" style:font-size-asian="12pt" style:font-size-complex="12pt"/>
    </style:style>
    <style:style style:name="P22" style:family="paragraph" style:parent-style-name="Standard">
      <style:paragraph-properties fo:text-align="start" style:justify-single-word="false"/>
      <style:text-properties fo:font-size="12pt" style:text-underline-style="none" fo:font-weight="normal" officeooo:rsid="0014b55e" officeooo:paragraph-rsid="0014b55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2b26" officeooo:paragraph-rsid="0014b55e"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65d8" officeooo:paragraph-rsid="000b65d8"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fdb4" officeooo:paragraph-rsid="0014b55e"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fdb4" officeooo:paragraph-rsid="00150743"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c2337" officeooo:paragraph-rsid="0014b55e"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c2337" officeooo:paragraph-rsid="00150743"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7f77" officeooo:paragraph-rsid="000e7f77"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b55e" officeooo:paragraph-rsid="0014b55e"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bold" officeooo:rsid="00150743" officeooo:paragraph-rsid="00150743"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23062" officeooo:paragraph-rsid="00150743" fo:background-color="transparent" style:font-size-asian="12pt" style:font-weight-asian="bold" style:font-size-complex="12pt" style:font-weight-complex="bold"/>
    </style:style>
    <style:style style:name="P33" style:family="paragraph" style:parent-style-name="Standard">
      <style:text-properties fo:font-size="13pt" officeooo:rsid="001a5a2e" officeooo:paragraph-rsid="000829b2" style:font-size-asian="13pt" style:font-size-complex="13pt"/>
    </style:style>
    <style:style style:name="T1" style:family="text">
      <style:text-properties officeooo:rsid="000829b2"/>
    </style:style>
    <style:style style:name="T2" style:family="text">
      <style:text-properties officeooo:rsid="00093cc9"/>
    </style:style>
    <style:style style:name="T3" style:family="text">
      <style:text-properties officeooo:rsid="000a2796"/>
    </style:style>
    <style:style style:name="T4" style:family="text">
      <style:text-properties officeooo:rsid="000b24d4"/>
    </style:style>
    <style:style style:name="T5" style:family="text">
      <style:text-properties officeooo:rsid="000b2b26"/>
    </style:style>
    <style:style style:name="T6" style:family="text">
      <style:text-properties officeooo:rsid="000b65d8"/>
    </style:style>
    <style:style style:name="T7" style:family="text">
      <style:text-properties officeooo:rsid="000c2337"/>
    </style:style>
    <style:style style:name="T8" style:family="text">
      <style:text-properties officeooo:rsid="000d9168"/>
    </style:style>
    <style:style style:name="T9" style:family="text">
      <style:text-properties officeooo:rsid="000e7f77"/>
    </style:style>
    <style:style style:name="T10" style:family="text">
      <style:text-properties officeooo:rsid="00106bf4"/>
    </style:style>
    <style:style style:name="T11" style:family="text">
      <style:text-properties officeooo:rsid="001370a7"/>
    </style:style>
    <style:style style:name="T12" style:family="text">
      <style:text-properties officeooo:rsid="0014b55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fo:background-color="#ff3333" loext:char-shading-value="0" style:font-weight-asian="normal" style:font-weight-complex="normal"/>
    </style:style>
    <style:style style:name="T15" style:family="text">
      <style:text-properties style:text-underline-style="none" fo:font-weight="normal" officeooo:rsid="0014b55e" fo:background-color="#ff3333" loext:char-shading-value="0" style:font-weight-asian="normal" style:font-weight-complex="normal"/>
    </style:style>
    <style:style style:name="T16" style:family="text">
      <style:text-properties style:text-underline-style="none" fo:font-weight="normal" fo:background-color="#66ff00" loext:char-shading-value="0" style:font-weight-asian="normal" style:font-weight-complex="normal"/>
    </style:style>
    <style:style style:name="T17" style:family="text">
      <style:text-properties style:text-underline-style="none" fo:font-weight="normal" officeooo:rsid="0014b55e" fo:background-color="#ffff99" loext:char-shading-value="0" style:font-weight-asian="normal" style:font-weight-complex="normal"/>
    </style:style>
    <style:style style:name="T18" style:family="text">
      <style:text-properties officeooo:rsid="00150743"/>
    </style:style>
    <style:style style:name="T19" style:family="text">
      <style:text-properties fo:background-color="transparent" loext:char-shading-value="0"/>
    </style:style>
    <style:style style:name="T20" style:family="text">
      <style:text-properties officeooo:rsid="0012cf0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NSOUSSAN Chloé </text:p>
      <text:p text:style-name="P2">BONOMINI Romain </text:p>
      <text:p text:style-name="P2">BERTHOD Timothée </text:p>
      <text:p text:style-name="P4"><text:span text:style-name="T11">ADDOUI </text:span>Ismet</text:p>
      <text:p text:style-name="P4"/>
      <text:p text:style-name="P5">Projet informatique appliqué</text:p>
      <text:p text:style-name="P3"/>
      <text:p text:style-name="P1">Sujet : Gestion d’hôtel<text:span text:style-name="T1">s</text:span></text:p>
      <text:p text:style-name="P1"/>
      <text:p text:style-name="P6"><text:tab/>Un hôtel est composé d’un certain nombre de chambres. </text:p>
      <text:p text:style-name="P6">Chaque hôtel possède un nom, une adresse, un mail, numéro de téléphone. Tout les hôtel<text:span text:style-name="T12">s</text:span> possèdent le même site internet ( même url). </text:p>
      <text:p text:style-name="P6"><text:tab/>Les chambres (identifiée par un numéro) comportent une certaine quantité de places (capacité), un type de chambre (<text:span text:style-name="T6">économique</text:span>, <text:span text:style-name="T6">business</text:span>, <text:span text:style-name="T6">luxe</text:span>) <text:span text:style-name="T2">et</text:span> une description .</text:p>
      <text:p text:style-name="P6"><text:tab/>La gestion de l’hôtel est répartie en services (<text:span text:style-name="T12">direction,</text:span> entretiens/ménage, trésorerie,...). Les services (Idservice) ont des noms (accueil, <text:span text:style-name="T12">direction</text:span>,technicien réseau...), et sont assurés par des employés. Chaque service à un employé responsable. Il y a un numéro de téléphone pour chaque service. </text:p>
      <text:p text:style-name="P6">Les employés <text:span text:style-name="T2">représentés par un </text:span>Idemployé, ont un nom, prénom, <text:span text:style-name="T2">une adresse et un numéro de téléphone</text:span> et effectuent des tâches au sein d’un service.</text:p>
      <text:p text:style-name="P6"/>
      <text:p text:style-name="P8">Un client peut réserver une chambre.</text:p>
      <text:p text:style-name="P8">Il<text:span text:style-name="T1"> est représenté par un IDclient, une adresse, un </text:span>numéro de téléphone, un mail<text:span text:style-name="T1">, nom, prénom et ses coordonnées </text:span>bancaires (pour un prélèvement automatique en cas d'annulation tardive).<text:span text:style-name="T1"> </text:span>Le client possède un compte client, représenté par un <text:span text:style-name="T3">identifiant</text:span> qui est son adresse mail et un mot de passe qu'il choisit.</text:p>
      <text:p text:style-name="P8">Le client effectue une réservation pour une ou plusieurs chambres et choisit ou non une formule pour une date de séjour donnée. <text:s/></text:p>
      <text:p text:style-name="P7"><text:tab/>Une réservation <text:span text:style-name="T3">est </text:span>représentée par un Idréservation, des formules (<text:span text:style-name="T3">défaut</text:span>, services complet, petit déjeuner, avec internet/t<text:span text:style-name="T3">élévision</text:span>/téléphone,...), à partir d’une date (date de </text:p>
      <text:p text:style-name="P7">réservation) pour une durée. </text:p>
      <text:p text:style-name="P7">Une réservation peut être annulée à tout moment, mais des frais seront facturés si le client annule </text:p>
      <text:p text:style-name="P7">dans les 3 jours précédant la date de réservation (débité automatiquement sur la carte <text:span text:style-name="T4">bancaire</text:span> </text:p>
      <text:p text:style-name="P9">enregistrée).</text:p>
      <text:p text:style-name="P9">Une formule est identifiée par un Idformule, un prix, des options (t<text:span text:style-name="T5">élévision, té</text:span>l<text:span text:style-name="T5">éphone</text:span>) et une description. </text:p>
      <text:p text:style-name="P9">Le paiement est représenté par un Idpaiement, un type de paiement (carte, chèque,…) <text:span text:style-name="T5">et</text:span> un mode de </text:p>
      <text:p text:style-name="P9">débit (simple, fractionné,…). <text:span text:style-name="T5">I</text:span>l est effectué au début du séjour(date de paiement). </text:p>
      <text:p text:style-name="P9"><text:tab/><text:span text:style-name="T5">Le prix dépendra de la capacité de la ou les chambres, de la formule, du type de chambre et de la durée du séjour.</text:span></text:p>
      <text:p text:style-name="P6">Un client peut avoir une carte de fidélité. </text:p>
      <text:p text:style-name="P6">La carte de fidélité (Idcarte) appartient à un client et à différents niveaux (bronze, silver, gold, </text:p>
      <text:p text:style-name="P6">platine) en fonction de la fidélité du client (exemple : à 50 réservations le client passe Platine). <text:span text:style-name="T5">Cette carte permet au client d'avoir des réductions sur ses réservations selon le niveau de fidélité qu'il possède. </text:span></text:p>
      <text:p text:style-name="P6"/>
      <text:p text:style-name="P6"/>
      <text:p text:style-name="P6"/>
      <text:p text:style-name="P11"/>
      <text:p text:style-name="P11"/>
      <text:p text:style-name="P11"><text:soft-page-break/>On désire organiser un site internet relié à une Base de Données permettant d'informatiser les traitements suivants :</text:p>
      <text:p text:style-name="P11"/>
      <text:p text:style-name="P25">Enregistrement d'un nouveau client<text:span text:style-name="T13"><text:tab/><text:tab/><text:tab/><text:tab/><text:tab/></text:span><text:span text:style-name="T15">Priorité Rouge</text:span></text:p>
      <text:p text:style-name="P14"><text:tab/>Lorsque le client créer un compte sur le site, on ajoute ses identifiants à la base de donnée (si son <text:span text:style-name="T7">adresse mail n'existe pas déjà dans la base de donnée).</text:span></text:p>
      <text:p text:style-name="P14"/>
      <text:p text:style-name="P28">Modification des données client<text:span text:style-name="T13"> <text:tab/><text:tab/><text:tab/><text:tab/><text:tab/><text:tab/></text:span><text:span text:style-name="T15">Priorité Rouge</text:span></text:p>
      <text:p text:style-name="P17"><text:tab/>Le client sera en mesure via l'espace mon compte de modifier ses coordonnées personnelles.</text:p>
      <text:p text:style-name="P17">Il pourra modifier son Adresse, son numéro de téléphone,<text:span text:style-name="T8">son adresse mail et </text:span>son mot de passe.</text:p>
      <text:p text:style-name="P17"/>
      <text:p text:style-name="P31">Suppression d'un client<text:span text:style-name="T13"><text:tab/><text:tab/><text:tab/><text:tab/><text:tab/><text:tab/><text:tab/></text:span><text:span text:style-name="T14">Priorité Rouge</text:span></text:p>
      <text:p text:style-name="P21"><text:tab/>Le client sera en mesure de supprimer son compte.</text:p>
      <text:p text:style-name="P17"/>
      <text:p text:style-name="P27">Vérification des identifiants rentrés<text:span text:style-name="T13"><text:tab/><text:tab/><text:tab/><text:tab/><text:tab/></text:span><text:span text:style-name="T15">Priorité Rouge</text:span></text:p>
      <text:p text:style-name="P16"><text:tab/>Lorsqu'une personne tente de se connecter sur le site, la base de donnée teste si le couple mail/mot de passe existe. Si c'est le cas, elle autorise la connexion sinon elle renvoie un message « échec authentification ».</text:p>
      <text:p text:style-name="P16"/>
      <text:p text:style-name="P32">Crypter Mot de Passe<text:span text:style-name="T13"><text:tab/><text:tab/><text:tab/><text:tab/><text:tab/><text:tab/><text:tab/></text:span><text:span text:style-name="T17">Priorité Jaune</text:span></text:p>
      <text:p text:style-name="P20"><text:span text:style-name="T19"><text:tab/></text:span><text:span text:style-name="T20">Lors de l'inscription d'un client, on cryptera le mot de passe pour le stocker dans la base de donnée.</text:span></text:p>
      <text:p text:style-name="P20"/>
      <text:p text:style-name="P12"/>
      <text:p text:style-name="P26">Enregistrement d'un nouveau <text:span text:style-name="T18">employé</text:span><text:span text:style-name="T13"><text:tab/><text:tab/><text:tab/><text:tab/><text:tab/></text:span><text:span text:style-name="T15">Priorité Rouge</text:span></text:p>
      <text:p text:style-name="P15"><text:tab/>Lorsqu<text:span text:style-name="T18">'un employé est nouveau on veut lui</text:span> créer un compte, on ajoute ses identifiants à la base de donnée (<text:span text:style-name="T18">et toutes ses données).</text:span></text:p>
      <text:p text:style-name="P15"/>
      <text:p text:style-name="P28">Modification des données <text:span text:style-name="T18">employé</text:span><text:span text:style-name="T13"> <text:tab/><text:tab/><text:tab/><text:tab/><text:tab/><text:tab/></text:span><text:span text:style-name="T15">Priorité Rouge</text:span></text:p>
      <text:p text:style-name="P17"><text:tab/>Le <text:span text:style-name="T18">modérateur</text:span> sera en mesure de modifier <text:span text:style-name="T18">l</text:span>es coordonnées personnelles <text:span text:style-name="T18">des employés.</text:span></text:p>
      <text:p text:style-name="P17">Il pourra modifier son <text:span text:style-name="T18">Service</text:span>, son numéro de téléphone...</text:p>
      <text:p text:style-name="P17"/>
      <text:p text:style-name="P31">Suppression d'un employé<text:span text:style-name="T13"><text:tab/><text:tab/><text:tab/><text:tab/><text:tab/><text:tab/><text:tab/></text:span><text:span text:style-name="T14">Priorité Rouge</text:span></text:p>
      <text:p text:style-name="P21"><text:tab/>Le modérateur sera en mesure de supprimer un compte de ses employés (cas de licenciement).</text:p>
      <text:p text:style-name="P17"/>
      <text:p text:style-name="P28">Vérification des identifiants rentrés<text:span text:style-name="T13"><text:tab/><text:tab/><text:tab/><text:tab/><text:tab/></text:span><text:span text:style-name="T15">Priorité Rouge</text:span></text:p>
      <text:p text:style-name="P17"><text:tab/>Lorsqu'une personne tente de se connecter sur le site, la base de donnée teste si le couple mail/mot de passe existe. Si c'est le cas, elle autorise la connexion sinon elle renvoie un message « échec authentification ».</text:p>
      <text:p text:style-name="P20"/>
      <text:p text:style-name="P20"><text:span text:style-name="T20"/></text:p>
      <text:p text:style-name="P16"/>
      <text:p text:style-name="P23">Enregistrement d'une réservation<text:tab/><text:span text:style-name="T13"><text:tab/><text:tab/><text:tab/><text:tab/><text:tab/></text:span><text:span text:style-name="T15">Priorité Rouge</text:span></text:p>
      <text:p text:style-name="P11"><text:tab/>Lorsque le client fait une réservation, on enregistre la date de réservation pour une date de séjour donnée et une ou plusieurs chambres données. La ou les chambres concernées seront alors occupées et n'apparaîtra donc plus sur le site comme étant disponible pour la date de séjour précédente.</text:p>
      <text:p text:style-name="P11"/>
      <text:p text:style-name="P23">Annulation d'une réservation<text:span text:style-name="T13"><text:tab/><text:tab/><text:tab/><text:tab/><text:tab/><text:tab/></text:span><text:span text:style-name="T15">Priorité Rouge</text:span></text:p>
      <text:p text:style-name="P11"><text:tab/>Si le client possède une réservation dont la date de séjour n'est pas dépassée, il peut annuler sa réservation. <text:span text:style-name="T6">La chambre deviendra alors disponible pour la date de séjour. On appliquera des </text:span><text:soft-page-break/><text:span text:style-name="T6">frais de résiliations tardifs au client dans le cas où celui ci annule la réservation tardivement, c'est à dire dans <text:s/>les 3 jours précédant la date de séjour.</text:span></text:p>
      <text:p text:style-name="P11"/>
      <text:p text:style-name="P24">Consultation du fond<text:span text:style-name="T13"><text:tab/><text:tab/><text:tab/><text:tab/><text:tab/><text:tab/><text:tab/></text:span><text:span text:style-name="T15">Priorité Rouge</text:span></text:p>
      <text:p text:style-name="P13"><text:tab/>L'utilisateur connecté en tant qu'administrateur aura accès à la liste des chambres disponibles pour une période donnée. Il pourra également accéder à la liste des clients inscrits sur le site et la liste des employés. Il aura également accès aux réservations.</text:p>
      <text:p text:style-name="P13"><text:tab/><text:span text:style-name="T7">Le client, lui, pourra accéder à ses informations personnelles, c'est à dire son Nom, Prénom, adresse, numéro de téléphone, mail</text:span></text:p>
      <text:p text:style-name="P11"/>
      <text:p text:style-name="P29">Affichage des chambres<text:span text:style-name="T13"><text:tab/><text:tab/><text:tab/><text:tab/><text:tab/><text:tab/><text:tab/></text:span><text:span text:style-name="T15">Priorité Rouge</text:span></text:p>
      <text:p text:style-name="P6"><text:tab/><text:span text:style-name="T9">Lorsque l'utilisateur rentre la date et la durée du séjour, la base de donnée renvoie toute les chambres disponibles pour cette date / durée.</text:span></text:p>
      <text:p text:style-name="P18">De plus l'utilisateur pourra en plus de cette date, cocher des critères (<text:span text:style-name="T10">exemple : </text:span>chambre économique/business/luxe)</text:p>
      <text:p text:style-name="P18"><text:tab/><text:span text:style-name="T10">La base affichera donc les chambres en fonction des critères sélectionnés et de leur disponibilité.</text:span></text:p>
      <text:p text:style-name="P18"/>
      <text:p text:style-name="P19"><text:span text:style-name="T17"/></text:p>
      <text:p text:style-name="P30">Programmation par Contrainte<text:span text:style-name="T13"><text:tab/><text:tab/><text:tab/><text:tab/><text:tab/><text:tab/></text:span><text:span text:style-name="T16">Priorité Verte</text:span></text:p>
      <text:p text:style-name="P30"/>
      <text:p text:style-name="P22"><text:tab/>Voir s'il est possible de rentabilisé au maximum les r<text:span text:style-name="T18">é</text:span>servations des chambres. Un client voulant réserver une chambre pour 6 nuits sera prioritaire sur un client qui veut la réserver pour une n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0:48:45.906518281</meta:creation-date>
    <dc:date>2017-02-10T15:23:55.624561692</dc:date>
    <meta:editing-duration>PT1H30M3S</meta:editing-duration>
    <meta:editing-cycles>8</meta:editing-cycles>
    <meta:generator>LibreOffice/4.2.8.2$Linux_X86_64 LibreOffice_project/420m0$Build-2</meta:generator>
    <meta:document-statistic meta:table-count="0" meta:image-count="0" meta:object-count="0" meta:page-count="3" meta:paragraph-count="60" meta:word-count="978" meta:character-count="6272" meta:non-whitespace-character-count="5241"/>
  </office:meta>
</office:document-meta>
</file>